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paragraph-properties fo:break-before="page"/>
      <style:text-properties fo:language="fr" fo:country="FR" officeooo:paragraph-rsid="00118406"/>
    </style:style>
    <style:style style:name="P22" style:family="paragraph" style:parent-style-name="Heading_20_1">
      <style:text-properties fo:language="fr" fo:country="FR" officeooo:paragraph-rsid="00169fbf"/>
    </style:style>
    <style:style style:name="P23" style:family="paragraph" style:parent-style-name="Heading_20_1">
      <style:text-properties officeooo:paragraph-rsid="001aba6a"/>
    </style:style>
    <style:style style:name="P24" style:family="paragraph" style:parent-style-name="Heading_20_1">
      <style:text-properties officeooo:paragraph-rsid="001ed577"/>
    </style:style>
    <style:style style:name="P25" style:family="paragraph" style:parent-style-name="Text_20_body">
      <style:text-properties fo:language="fr" fo:country="FR" officeooo:rsid="001aba6a" officeooo:paragraph-rsid="001aba6a"/>
    </style:style>
    <style:style style:name="P26" style:family="paragraph" style:parent-style-name="Text_20_body">
      <style:text-properties fo:language="fr" fo:country="FR" officeooo:rsid="001aba6a" officeooo:paragraph-rsid="001ed5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a6b5c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T15" style:family="text">
      <style:text-properties officeooo:rsid="001a6b5c"/>
    </style:style>
    <style:style style:name="T16" style:family="text">
      <style:text-properties fo:language="fr" fo:country="FR" officeooo:rsid="001aba6a"/>
    </style:style>
    <style:style style:name="T17" style:family="text">
      <style:text-properties officeooo:rsid="0014943e"/>
    </style:style>
    <style:style style:name="T18" style:family="text">
      <style:text-properties officeooo:rsid="001c8047"/>
    </style:style>
    <style:style style:name="T19" style:family="text">
      <style:text-properties officeooo:rsid="001d1c23"/>
    </style:style>
    <style:style style:name="T20" style:family="text">
      <style:text-properties officeooo:rsid="001ed57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>Documentation <text:span text:style-name="T9">Concepteur</text:span> BertheVario<text:span text:style-name="T9">Tac</text:span></text:p>
      <text:p text:style-name="P7"/>
      <text:p text:style-name="P7"/>
      <text:p text:style-name="P7"/>
      <text:p text:style-name="P8">Projet d’<text:span text:style-name="T9">alti vario gps parapente</text:span></text:p>
      <text:p text:style-name="P8"/>
      <text:p text:style-name="P9">à base de 2.8inch ESP32-2432S028</text:p>
      <text:p text:style-name="P8"/>
      <text:p text:style-name="P13"><text:span text:style-name="T1">Version :</text:span> <text:span text:style-name="T1">20240</text:span><text:span text:style-name="T2">9</text:span><text:span text:style-name="T3">2</text:span><text:span text:style-name="T5">2</text:span><text:span text:style-name="T3">a</text:span></text:p>
      <text:p text:style-name="P13"><text:span text:style-name="T4"/></text:p>
      <text:p text:style-name="P13"><text:span text:style-name="T4"/></text:p>
      <text:p text:style-name="P15">https://github.com/gitberthe/BertheVario<text:span text:style-name="T9">Tac</text:span></text:p>
      <text:p text:style-name="P8"/>
      <text:p text:style-name="P8"/>
      <text:p text:style-name="P8"/>
      <text:p text:style-name="P10">Compilé avec Visual Studio Code / <text:span text:style-name="T11">PlatformIO</text:span></text:p>
      <text:p text:style-name="P12"/>
      <text:p text:style-name="P12"/>
      <text:p text:style-name="P11">Espressif Systems </text:p>
      <text:p text:style-name="P10"><text:span text:style-name="T6">ESP32 </text:span><text:span text:style-name="T7">Dev Module</text:span></text:p>
      <text:p text:style-name="P10"><text:span text:style-name="T9">ESP32-2432S028</text:span><text:span text:style-name="T8"> </text:span><text:span text:style-name="T6">Arduino</text:span></text:p>
      <text:p text:style-name="P9">Wroom 32</text:p>
      <text:p text:style-name="P10"/>
      <text:p text:style-name="P10"><text:s/>langage C++.</text:p>
      <text:p text:style-name="P10"/>
      <text:p text:style-name="P17"/>
      <text:p text:style-name="P18"/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</text:index-body>
      </text:table-of-content>
      <text:p text:style-name="P16"/>
      <text:h text:style-name="P21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5">* </text:span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5"><text:span text:style-name="T15">* </text:span>De même, il faut copier <text:span text:style-name="T17">BertheVarioTacPlatformIO</text:span>/.pio/libdeps/esp32dev/LovyanGFX/examples/Advanced/LVGL_PlatformIO/src/lv_conf.h dans ./src/Screen/lv_conf.h</text:p>
      <text:p text:style-name="P6">* La librairie <text:span text:style-name="T18">pour le gestionnaire de fichier Wifi doit etre modifiée.</text:span></text:p>
      <text:p text:style-name="P6"><text:span text:style-name="T18">Dans</text:span> <text:span text:style-name="T17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2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4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23" text:outline-level="1"><text:bookmark-start text:name="__RefHeading___Toc3992_1226284572"/><text:span text:style-name="T16">Connexion Gps </text:span>GY-NEO6MV2 :<text:bookmark-end text:name="__RefHeading___Toc3992_1226284572"/></text:h>
      <text:p text:style-name="P25">If faut alimenter correctement le module par le connecteur CN1 en 3,3v. De même connecter la broche Tx du gps à la broche IO<text:span text:style-name="T19">35</text:span> d<text:span text:style-name="T19">u</text:span> connecteur <text:span text:style-name="T19">P3</text:span>.</text:p>
      <text:h text:style-name="P24" text:outline-level="1"><text:bookmark-start text:name="__RefHeading___Toc3992_1226284572 Copie 2"/>Connexion <text:span text:style-name="T20">capteur de pression</text:span> <text:span text:style-name="T20">BMP180</text:span> :<text:bookmark-end text:name="__RefHeading___Toc3992_1226284572 Copie 2"/></text:h>
      <text:p text:style-name="P26">If faut alimenter correctement le module par le connecteur CN1 en 3,3v. De même connecter la broche <text:span text:style-name="T20">SDA à l’entrée 27 du connecteur CN1</text:span>. <text:span text:style-name="T20">Et la broche SCL à la pin 22 du connecteur P3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3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3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3" meta:paragraph-count="31" meta:word-count="287" meta:character-count="2114" meta:non-whitespace-character-count="1858"/>
  </office:meta>
</office:document-meta>
</file>